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01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662cm"/>
    </style:style>
    <style:style style:name="co6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>
            <text:p>Hall Sensors</text:p>
          </table:table-cell>
          <table:table-cell table:style-name="ce1" office:value-type="string">
            <text:p>Inc. Encoders</text:p>
          </table:table-cell>
          <table:table-cell table:style-name="ce1" office:value-type="string">
            <text:p>Mag enc.</text:p>
          </table:table-cell>
          <table:table-cell table:style-name="ce1" office:value-type="string">
            <text:p>I²C (gen.P.)</text:p>
          </table:table-cell>
          <table:table-cell table:style-name="ce1" office:value-type="string">
            <text:p>SPI (gen.P)</text:p>
          </table:table-cell>
          <table:table-cell table:style-name="ce1" office:value-type="string">
            <text:p>STEP/DIR</text:p>
          </table:table-cell>
          <table:table-cell table:style-name="ce1" office:value-type="string">
            <text:p>UART</text:p>
          </table:table-cell>
          <table:table-cell office:value-type="string">
            <text:p>AnalogIn</text:p>
          </table:table-cell>
        </table:table-row>
        <table:table-row table:style-name="ro1">
          <table:table-cell office:value-type="string">
            <text:p>MCU Pin</text:p>
          </table:table-cell>
          <table:table-cell table:number-columns-repeated="3" office:value-type="string">
            <text:p>PB6,PB7,PC11</text:p>
          </table:table-cell>
          <table:table-cell office:value-type="string">
            <text:p>PA4,PA7</text:p>
          </table:table-cell>
          <table:table-cell office:value-type="string">
            <text:p>PA4,PA5,PA6,PA7</text:p>
          </table:table-cell>
          <table:table-cell office:value-type="string">
            <text:p>PA4/PA5</text:p>
          </table:table-cell>
          <table:table-cell office:value-type="string">
            <text:p>PA4,PA7</text:p>
          </table:table-cell>
          <table:table-cell office:value-type="string">
            <text:p>PC2</text:p>
          </table:table-cell>
        </table:table-row>
        <table:table-row table:style-name="ro1">
          <table:table-cell office:value-type="string">
            <text:p>Interface</text:p>
          </table:table-cell>
          <table:table-cell table:number-columns-repeated="3" office:value-type="string">
            <text:p>PIN HEADER 5x1</text:p>
          </table:table-cell>
          <table:table-cell table:number-columns-repeated="4" office:value-type="string">
            <text:p>PinHeader6x1</text:p>
          </table:table-cell>
          <table:table-cell office:value-type="string">
            <text:p>PinHeader2x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Notes </text:p>
          </table:table-cell>
          <table:table-cell office:value-type="string">
            <text:p>Only one sensor and one interface at a time ! - there will be two sensor ports though with filter (for Hall) and without (for incremental) but only one control signal connector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7">27.05.2018</text:date>, <text:time>21:4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42M59S</meta:editing-duration>
    <meta:editing-cycles>6</meta:editing-cycles>
    <meta:generator>OpenOffice.org/3.3$Win32 OpenOffice.org_project/330m20$Build-9567</meta:generator>
    <dc:date>2018-05-27T21:44:46.52</dc:date>
    <dc:creator>Max </dc:creator>
    <meta:document-statistic meta:table-count="3" meta:cell-count="28" meta:object-count="0"/>
    <meta:user-defined meta:name="Info 1"/>
    <meta:user-defined meta:name="Info 2"/>
    <meta:user-defined meta:name="Info 3"/>
    <meta:user-defined meta:name="Info 4"/>
  </office:meta>
</office:document-meta>
</file>